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courier new" svg:font-family="'courier new', courier"/>
    <style:font-face style:name="inherit" svg:font-family="inherit"/>
    <style:font-face style:name="var alt-font" svg:font-family="'var alt-font'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25%" fo:text-align="start" style:justify-single-word="false" fo:orphans="2" fo:widows="2" fo:text-indent="0in" style:auto-text-indent="false"/>
      <style:text-properties fo:font-variant="normal" fo:text-transform="none" fo:color="#656565" loext:opacity="100%" style:font-name="var alt-font" fo:font-size="13.1000003814697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padding="0in" fo:border="none"/>
    </style:style>
    <style:style style:name="T1" style:family="text">
      <style:text-properties officeooo:rsid="001fa143"/>
    </style:style>
    <style:style style:name="T2" style:family="text">
      <style:text-properties style:font-name="inherit" fo:font-weight="normal" loext:padding="0in" loext:border="none"/>
    </style:style>
    <style:style style:name="T3" style:family="text">
      <style:text-properties style:font-name="courier new" fo:font-weight="bold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Differents Volumes</text:span></text:p>
      <text:p text:style-name="Standard"/>
      <text:p text:style-name="P1">GCEpersistentDisk and awsElasticBlockStore</text:p>
      <text:section text:style-name="Sect1" text:name="ember6087">
        <text:p text:style-name="P2"><text:span text:style-name="T2">In GCE or AWS, you can use volumes of type </text:span><text:span text:style-name="Strong_20_Emphasis"><text:span text:style-name="T3">GCEpersistentDisk</text:span></text:span><text:span text:style-name="T2"> or </text:span><text:span text:style-name="Strong_20_Emphasis"><text:span text:style-name="T3">awsElasticBlockStore</text:span></text:span><text:span text:style-name="T2">, which allows you to mount GCE and EBS disks in your Pods, assuming you have already set up accounts and privileges.</text:span></text:p>
      </text:section>
      <text:p text:style-name="Standard"/>
      <text:p text:style-name="Standard"/>
      <text:p text:style-name="P1">emptyDir and hostPath</text:p>
      <text:section text:style-name="Sect1" text:name="ember6098">
        <text:p text:style-name="P2"><text:span text:style-name="Strong_20_Emphasis"><text:span text:style-name="T3">emptyDir</text:span></text:span><text:span text:style-name="T2"> and </text:span><text:span text:style-name="Strong_20_Emphasis"><text:span text:style-name="T3">hostPath</text:span></text:span><text:span text:style-name="T2"> volumes are easy to use. As mentioned, </text:span><text:span text:style-name="Strong_20_Emphasis"><text:span text:style-name="T3">emptyDir</text:span></text:span><text:span text:style-name="T2"> is an empty directory that gets erased when the Pod dies, but is recreated when the container restarts. The </text:span><text:span text:style-name="Strong_20_Emphasis"><text:span text:style-name="T3">hostPath</text:span></text:span><text:span text:style-name="T2"> volume mounts a resource from the host node filesystem. The resource could be a directory, file socket, character, or block device. These resources must already exist on the host to be used. There are two types, </text:span><text:span text:style-name="Strong_20_Emphasis"><text:span text:style-name="T3">DirectoryOrCreate</text:span></text:span><text:span text:style-name="T2"> and </text:span><text:span text:style-name="Strong_20_Emphasis"><text:span text:style-name="T3">FileOrCreate</text:span></text:span><text:span text:style-name="T2">, which create the resources on the host, and use them if they don't already exist.</text:span></text:p>
      </text:section>
      <text:p text:style-name="Standard"/>
      <text:p text:style-name="P1">NFS and iSCSI</text:p>
      <text:section text:style-name="Sect1" text:name="ember6109">
        <text:p text:style-name="P2"><text:span text:style-name="Strong_20_Emphasis"><text:span text:style-name="T3">NFS</text:span></text:span><text:span text:style-name="T2"> (Network File System) and </text:span><text:span text:style-name="Strong_20_Emphasis"><text:span text:style-name="T3">iSCSI</text:span></text:span><text:span text:style-name="T2"> (Internet Small Computer System Interface) are straightforward choices for multiple readers scenarios.</text:span></text:p>
      </text:section>
      <text:p text:style-name="Standard"/>
      <text:p text:style-name="P1">rbd, CephFS and GlusterFS</text:p>
      <text:section text:style-name="Sect1" text:name="ember6120">
        <text:p text:style-name="P2"><text:span text:style-name="Strong_20_Emphasis"><text:span text:style-name="T3">rbd</text:span></text:span><text:span text:style-name="T2"> for block storage or </text:span><text:span text:style-name="Strong_20_Emphasis"><text:span text:style-name="T3">CephFS</text:span></text:span><text:span text:style-name="T2"> and </text:span><text:span text:style-name="Strong_20_Emphasis"><text:span text:style-name="T3">GlusterFS</text:span></text:span><text:span text:style-name="T2">, if available in your Kubernetes cluster, can be a good choice for multiple writer needs.</text:span></text:p>
      </text:section>
      <text:p text:style-name="Standard"/>
      <text:p text:style-name="P1">Other Volume Types</text:p>
      <text:section text:style-name="Sect1" text:name="ember6131">
        <text:p text:style-name="P2"><text:span text:style-name="T2">Besides the volume types we just mentioned, there are many other possible, with more being added: </text:span><text:span text:style-name="Strong_20_Emphasis"><text:span text:style-name="T3">azureDisk</text:span></text:span><text:span text:style-name="T2">, </text:span><text:span text:style-name="Strong_20_Emphasis"><text:span text:style-name="T3">azureFile</text:span></text:span><text:span text:style-name="T2">, </text:span><text:span text:style-name="Strong_20_Emphasis"><text:span text:style-name="T3">csi</text:span></text:span><text:span text:style-name="T2">, </text:span><text:span text:style-name="Strong_20_Emphasis"><text:span text:style-name="T3">downwardAPI</text:span></text:span><text:span text:style-name="T2">, </text:span><text:span text:style-name="Strong_20_Emphasis"><text:span text:style-name="T3">fc</text:span></text:span><text:span text:style-name="T2"> (fibre channel), </text:span><text:span text:style-name="Strong_20_Emphasis"><text:span text:style-name="T3">flocker</text:span></text:span><text:span text:style-name="T2">, </text:span><text:span text:style-name="Strong_20_Emphasis"><text:span text:style-name="T3">gitRepo</text:span></text:span><text:span text:style-name="T2">, </text:span><text:span text:style-name="Strong_20_Emphasis"><text:span text:style-name="T3">local</text:span></text:span><text:span text:style-name="T2">, </text:span><text:span text:style-name="Strong_20_Emphasis"><text:span text:style-name="T3">projected</text:span></text:span><text:span text:style-name="T2">, </text:span><text:span text:style-name="Strong_20_Emphasis"><text:span text:style-name="T3">portworxVolume</text:span></text:span><text:span text:style-name="T2">, </text:span><text:span text:style-name="Strong_20_Emphasis"><text:span text:style-name="T3">quobyte</text:span></text:span><text:span text:style-name="T2">, </text:span><text:span text:style-name="Strong_20_Emphasis"><text:span text:style-name="T3">scaleIO</text:span></text:span><text:span text:style-name="T2">, </text:span><text:span text:style-name="Strong_20_Emphasis"><text:span text:style-name="T3">secret</text:span></text:span><text:span text:style-name="T2">, </text:span><text:span text:style-name="Strong_20_Emphasis"><text:span text:style-name="T3">storageos</text:span></text:span><text:span text:style-name="T2">, </text:span><text:span text:style-name="Strong_20_Emphasis"><text:span text:style-name="T3">vsphereVolume</text:span></text:span><text:span text:style-name="T2">, </text:span><text:span text:style-name="Strong_20_Emphasis"><text:span text:style-name="T3">persistentVolumeClaim</text:span></text:span><text:span text:style-name="T2">, etc.​</text:span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courier new" svg:font-family="'courier new', courier"/>
    <style:font-face style:name="inherit" svg:font-family="inherit"/>
    <style:font-face style:name="var alt-font" svg:font-family="'var alt-font'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6:38:19.403950489</meta:creation-date>
    <meta:generator>LibreOffice/7.1.0.3$Linux_X86_64 LibreOffice_project/10$Build-3</meta:generator>
    <dc:date>2021-02-16T16:43:06.294868980</dc:date>
    <meta:editing-duration>PT4M47S</meta:editing-duration>
    <meta:editing-cycles>1</meta:editing-cycles>
    <meta:document-statistic meta:table-count="0" meta:image-count="0" meta:object-count="0" meta:page-count="1" meta:paragraph-count="11" meta:word-count="213" meta:character-count="1422" meta:non-whitespace-character-count="1214"/>
  </office:meta>
</office:document-meta>
</file>